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d86" officeooo:paragraph-rsid="001ed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, aula 1, como foi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6:30.756075115</meta:creation-date>
    <dc:date>2021-11-10T15:48:32.721979763</dc:date>
    <meta:editing-duration>PT2M8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6.4.7.2$Linux_X86_64 LibreOffice_project/40$Build-2</meta:generator>
  </office:meta>
</office:document-meta>
</file>